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116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4pt" fo:font-weight="bold" style:font-name-asian="DejaVu Sans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" style:font-name-asian="DejaVu Sans"/>
    </style:style>
    <style:style style:name="P12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3" style:family="paragraph" style:parent-style-name="Table_20_Contents">
      <style:text-properties style:font-name="DejaVu Sans" style:font-name-asian="DejaVu Sans"/>
    </style:style>
    <style:style style:name="T1" style:family="text">
      <style:text-properties style:language-asian="zh" style:country-asian="CN"/>
    </style:style>
    <style:style style:name="T2" style:family="text">
      <style:text-properties style:font-name="DejaVu Sans" style:font-name-asian="DejaVu Sans"/>
    </style:style>
    <number:number-style style:name="N0">
      <number:number number:min-integer-digits="1"/>
    </number:number-style>
    <number:date-style style:name="N116">
      <number:year/>
      <number:text>／</number:text>
      <number:month/>
      <number:text>／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text:span text:style-name="T1">会议记录</text:span>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例会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2-01-09">
            <text:p text:style-name="P6">12／1／9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10">埃帕小会议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9">Egg项目例会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9">王正明，肖继华，白帆，徐文钢，段超，马磊，冯亦旭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议题</text:p>
          </table:table-cell>
          <table:table-cell table:style-name="Table1.C1" office:value-type="string">
            <text:p text:style-name="P12">内容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B2" office:value-type="string">
            <text:p text:style-name="P11">下一版Egg2的改进</text:p>
          </table:table-cell>
          <table:table-cell table:style-name="Table1.C2" office:value-type="string">
            <text:p text:style-name="P11">1. 王正明提出目前BAS2中应用的Egg2存在两个不足，一是性能不是非常出色；二是安全性不足，如果发生故障将导致数据丢失。</text:p>
            <text:p text:style-name="Table_20_Contents"><text:span text:style-name="T2">2. 白帆介绍了MySql的复制技术，</text:span><text:a xlink:type="simple" xlink:href="http://jan.kneschke.de/2007/8/1/mysql-proxy-learns-r-w-splitting/">http://jan.kneschke.de/2007/8/1/mysql-proxy-learns-r-w-splitting/</text:a><text:span text:style-name="T2">。</text:span></text:p>
            <text:p text:style-name="Table_20_Contents"><text:span text:style-name="T2">3. 王正明提出，是否可以通过复制Egg文件来实现Egg的读写分离。</text:span></text:p>
            <text:p text:style-name="Table_20_Contents"><text:span text:style-name="T2">即主egg在optimize后，将生成的egg文件同步复制到其它多台机器中，来实现读写分离。这种方式对一致性要求并非非常高，且能够保证1G/s的写文件速度地场景中，能提升读性能，同时由于复制了多台机器，数据安全性也得到了保障。</text:span></text:p>
            <text:p text:style-name="Table_20_Contents"><text:span text:style-name="T2">4. 白帆提出目前的Egg并非一天一个，而是一周一个，一个Egg也有可能超过10G，这样复制是否会量太大。而后，白帆提出是不是可以通过egg合并的方式，避免对整个Egg的复制，即当Egg被复制到多台机器时，并不覆盖原先的Egg，而是做追加操作。开始白帆担心，这样的写压力会太大，但考虑到Egg已经按照weight排序，新加入的数据只要追加到原先Egg的ID列表后即可，而不是单条加入操作，因此性能能够保障。但我在想，如果1G/s的写性能保证的话，10G文件也就10s完成，末必速度很慢。</text:span></text:p>
            <text:p text:style-name="Table_20_Contents"><text:span text:style-name="T2">5. 王正明还觉得，如果主Egg每天、甚至更短的时间被合并到其它Egg中去，能够保证主Egg不会特别的大，这样有助于提升Egg的写性能。</text:span></text:p>
            <text:p text:style-name="Table_20_Contents"><text:span text:style-name="T2">6. 肖继华提出，如果按照新制定的方式操作，主Egg甚至可以完全使用内存来保存数据。</text:span></text:p>
            <text:p text:style-name="Table_20_Contents"><text:span text:style-name="T2">7. 白帆提出新方式可能对ID有影响，因为目前的ID只能保证一台机器内唯一，但白帆觉得修改也是可以的。</text:span></text:p>
            <text:p text:style-name="Table_20_Contents"><text:span text:style-name="T2">8. 徐文钢提出如果修改的话，这样可能会有些问题。</text:span></text:p>
            <text:p text:style-name="Table_20_Contents"><text:span text:style-name="T2">9. 肖继华觉得不同场景的需求应该是不同的，王正明觉得BAS2对修改的要求不会很高，因此可以使用这种方式。况且目前Egg2的应用中，只有BAS2对数据量的要求最高。如果其它场合，可以只使用单机版的Egg。</text:span></text:p>
            <text:p text:style-name="Table_20_Contents"><text:soft-page-break/><text:span text:style-name="T2">10. 白帆、徐文钢、段超在本周制定Egg的需求以及设计。</text:span></text:p>
          </table:table-cell>
        </table:table-row>
        <table:table-row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>Eql</text:p>
          </table:table-cell>
          <table:table-cell table:style-name="Table1.C2" office:value-type="string">
            <text:p text:style-name="P11">1. 马磊演示了完成的asc，desc功能。</text:p>
            <text:p text:style-name="P11">2. 肖继华指出asc与desc只对当页进行了排序，并没有对所有数据进行排序，需要马磊修证。</text:p>
            <text:p text:style-name="P11">3. 肖继华提出eql alter操作，如果不用eql配置文件保存字段，存在的问题是如果egg中有一个域，但这个域没有记录，eql在parse的时候会有问题。白帆建议，如果这个域没有记录或数据，egg内部是不会生成的，但可以考虑加入一个Document，包含这个域。王正明提出这样是不是对检索有影响，该记录会被检索出来，白帆说可以把每个域都不加入索引，则将检索不到。</text:p>
            <text:p text:style-name="P11">4. 由于eql的域有多种类型，而Egg只有4种，因此eql只能做以下几种修改：加域、修改分词器。不能更改域类型，不能删除域。</text:p>
            <text:p text:style-name="P11">5. 肖继华提出修改limit语法，目前的语法是limit start, end，改为limit offset, range。</text:p>
            <text:p text:style-name="P11">6. 王正明希望前几个修改能在本周完成。Socket放在下一步实现。</text:p>
            <text:p text:style-name="P11">7. 冯亦旭做的Eql Qt客户端已经有初步的效果。王正明提出的改进意见有：界面参考mysql workbench，eql语句能够保存以便下一次调用，左侧显示所有的数据库，表格能够自动拉升，数据可以在客户端中修改。</text:p>
            <text:p text:style-name="P11"/>
          </table:table-cell>
        </table:table-row>
        <table:table-row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2-01-09T12:14:05</dc:date>
    <meta:editing-duration>PT02H53M40S</meta:editing-duration>
    <meta:editing-cycles>156</meta:editing-cycles>
    <meta:generator>OpenOffice.org/3.2$Unix OpenOffice.org_project/320m12$Build-9483</meta:generator>
    <dc:creator>justin </dc:creator>
    <meta:document-statistic meta:table-count="2" meta:image-count="0" meta:object-count="0" meta:page-count="2" meta:paragraph-count="41" meta:word-count="699" meta:character-count="1513"/>
  </office:meta>
</office:document-meta>
</file>